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60cd6"/>
    </style:style>
    <style:style style:name="P2"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fo:letter-spacing="normal"/>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60cd6"/>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0cd6" style:font-weight-asian="bold" style:font-weight-complex="bold"/>
    </style:style>
    <style:style style:name="P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60cd6" style:font-weight-asian="bold" style:font-weight-complex="bold"/>
    </style:style>
    <style:style style:name="P6"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5c3c"/>
    </style:style>
    <style:style style:name="P7"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0cd6" style:font-weight-asian="bold" style:font-weight-complex="bold"/>
    </style:style>
    <style:style style:name="P8"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7dcdd" style:font-weight-asian="bold" style:font-weight-complex="bold"/>
    </style:style>
    <style:style style:name="P9"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914dc" style:font-weight-asian="bold" style:font-weight-complex="bold"/>
    </style:style>
    <style:style style:name="P10" style:family="paragraph" style:parent-style-name="Text_20_body">
      <style:paragraph-properties fo:margin-left="0cm" fo:margin-right="0cm" fo:margin-top="0cm" fo:margin-bottom="0.353cm" loext:contextual-spacing="false" fo:line-height="115%" fo:text-align="start" style:justify-single-word="false" fo:orphans="2" fo:widows="2"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7dcdd" style:font-weight-asian="bold" style:font-weight-complex="bold"/>
    </style:style>
    <style:style style:name="P11" style:family="paragraph" style:parent-style-name="Text_20_body">
      <style:text-properties fo:font-variant="normal" fo:text-transform="none" fo:color="#000000" style:font-name="arial" fo:font-size="12.75pt" fo:letter-spacing="normal" fo:font-style="normal" fo:font-weight="normal" style:font-weight-asian="normal" style:font-weight-complex="normal"/>
    </style:style>
    <style:style style:name="T1" style:family="text">
      <style:text-properties fo:font-size="12.75pt" fo:font-style="normal" fo:font-weight="normal"/>
    </style:style>
    <style:style style:name="T2" style:family="text">
      <style:text-properties fo:font-variant="normal" fo:text-transform="none" fo:color="#000000" style:font-name="arial" fo:font-size="12.75pt" fo:letter-spacing="normal" fo:font-style="normal" fo:font-weight="normal"/>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ray: metodo splice (seccion 6 linea 51)</text:p>
      <text:p text:style-name="P6">El método splice permite eliminar componentes, insertar componentes o eliminar e insertar componentes en forma simultánea.</text:p>
      <text:p text:style-name="P1">Crear un vector con una lista de valores. Luego borrar las componentes donde hay un 2 y al mismo tiempo insertar dos elementos con el valor 1. </text:p>
      <text:p text:style-name="P1"/>
      <text:p text:style-name="P5">.-Array: metodo slice (seccion 6 linea 52)</text:p>
      <text:p text:style-name="P7">El método slice (traducido al castellano: trozo) retorna un trozo del vector. La sintaxis es:</text:p>
      <text:p text:style-name="P2"><text:s/><text:span text:style-name="T1">vec.slice(2,4);</text:span></text:p>
      <text:p text:style-name="P1"><text:s/>Crear un vector de 10 elementos con valores aleatorios comprendidos entre 0 y 1000. Buscar el menor y luego generar otro vector a partir de dicha posición hasta el final.</text:p>
      <text:p text:style-name="P1"/>
      <text:p text:style-name="P5">.-Array: metodo join (seccion 6 linea 53)</text:p>
      <text:p text:style-name="P5"><text:line-break/><text:span text:style-name="T2">El método join concatena todos los elementos del vector en un único string.</text:span></text:p>
      <text:p text:style-name="P1">Crear un vector con los datos de 5 personas. Luego imprimir por pantalla uno abajo de otro utilizando el método join para generar un string y agregarle entre elementos la marca html &lt;br&gt;.</text:p>
      <text:p text:style-name="P1"/>
      <text:p text:style-name="P5">.-Array: metodo concat (seccion 6 linea 54)</text:p>
      <text:p text:style-name="P4">El método concat crea un nuevo vector con los datos del objeto original y los datos que le enviamos como parámetro.</text:p>
      <text:p text:style-name="P5">.-Array: metodo toString <text:s/>(seccion 6 linea 55)</text:p>
      <text:p text:style-name="P4">Crear un vector con 10 elementos con valores aleatorios comprendidos entre 0 y 1000. Luego copiar el contenido del vector a un string con los valores de las componentes separados por coma:</text:p>
      <text:p text:style-name="P1">Crear un vector de 10 elementos. Inicializar los valores del vector cuando se crea. Inicializar dos variables que resulten de llamar primero al método toString() y la segunda variable inicializarla llamando al método join() sin parámetros. Mostrar un mensaje si el resultado de la ejecución de los dos métodos retorna el mismo valor (empleando un if para comparar los string)</text:p>
      <text:p text:style-name="P1"><text:soft-page-break/></text:p>
      <text:p text:style-name="P5">.-Array: distintas formas de recorrerlo (seccion 6 linea 56)</text:p>
      <text:p text:style-name="P7">Para visitar todas las componentes de un vector hemos visto hasta ahora el ciclo repetitivo for:</text:p>
      <text:p text:style-name="Text_20_body"><text:span text:style-name="T3">.-Array: Funciones: objeto arguments(seccion 6 linea 57)</text:span></text:p>
      <text:p text:style-name="P11">Cuando llamamos a una función JavaScript crea automáticamente un objeto llamado "arguments" que almacena los valores que le pasamos a dicha función. También este objeto arguments almacena en una propiedad llamada length la cantidad de parámetros que llegaron. Veamos un ejemplo muy sencillo.</text:p>
      <text:p text:style-name="P1"><text:s text:c="2"/>Confeccionar una función que obtenga y retorne el mayor valor de una lista de enteros que le pasamos como parámetros.</text:p>
      <text:p text:style-name="P1"/>
      <text:p text:style-name="P5">.-Array: Funciones: variables locales y variables globales <text:s/>(seccion 6 linea 58)</text:p>
      <text:p text:style-name="P8">Las variables locales se definen dentro de una función y solo se tiene acceso dentro de la misma función. Una variable local se la define antecediendo la palabra clave var al nombre de la variable.</text:p>
      <text:p text:style-name="P5">.-Array: Funciones: caracteres válidos para su nombre(seccion 6 linea 59)</text:p>
      <text:p text:style-name="P8">Cuando definimos una función podemos emplear letras minúsculas, mayúsculas, números siempre y cuando no ocupe la primer posición en el nombre, el caracter '_' y el caracer '$'</text:p>
      <text:p text:style-name="P10">Definir una función llamada $ que reciba como parámetro el id de un elemento HTML y retorne la referencia del mismo.</text:p>
      <text:p text:style-name="P5">.-Array: Funciones: Anidaddas (seccion 6 linea 60)</text:p>
      <text:p text:style-name="P9">JavaScript permite definir funciones dentro de otras funciones:</text:p>
      <text:p text:style-name="P1"><text:s/>Confeccionar una función que reciba un parámetro y defina una variable local. Definir dentro de la función que acabamos de crear una función anidada que contenga un parámetro.</text:p>
      <text:p text:style-name="P1"><text:s text:c="4"/>En la función anidada imprimir el parámetro de la función que la contiene, el parámetro que tiene la función anidada y el valor de la variable local de la función 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16:17.766592197</meta:creation-date>
    <dc:date>2018-06-11T12:59:17.369468784</dc:date>
    <meta:editing-duration>PT10M2S</meta:editing-duration>
    <meta:editing-cycles>3</meta:editing-cycles>
    <meta:generator>LibreOffice/5.1.6.2$Linux_X86_64 LibreOffice_project/10m0$Build-2</meta:generator>
    <meta:document-statistic meta:table-count="0" meta:image-count="0" meta:object-count="0" meta:page-count="2" meta:paragraph-count="29" meta:word-count="557" meta:character-count="3430" meta:non-whitespace-character-count="2889"/>
  </office:meta>
</office:document-meta>
</file>